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office:value-type="string" calcext:value-type="string">
            <text:p>Pulley</text:p>
          </table:table-cell>
          <table:table-cell table:style-name="ce1" office:value-type="string" calcext:value-type="string">
            <text:p><text:a xlink:href="https://www.amazon.co.uk/Aluminum-Timing-Pulleys-Printer-Accessories/dp/B07NKG21R2/ref=asc_df_B07NKG21R2/?tag=googshopuk-21&amp;linkCode=df0&amp;hvadid=430901796433&amp;hvpos=&amp;hvnetw=g&amp;hvrand=17137190953389139791&amp;hvpone=&amp;hvptwo=&amp;hvqmt=&amp;hvdev=c&amp;hvdvcmdl=&amp;hvlocint=&amp;hvlocphy=9046134&amp;hvtargid=pla-782113223239&amp;psc=1&amp;tag=&amp;ref=&amp;adgrpid=102794384529&amp;hvpone=&amp;hvptwo=&amp;hvadid=430901796433&amp;hvpos=&amp;hvnetw=g&amp;hvrand=17137190953389139791&amp;hvqmt=&amp;hvdev=c&amp;hvdvcmdl=&amp;hvlocint=&amp;hvlocphy=9046134&amp;hvtargid=pla-782113223239" xlink:type="simple">https://www.amazon.co.uk/Aluminum-Timing-Pulleys-Printer-Accessories/dp/B07NKG21R2/ref=asc_df_B07NKG21R2/?tag=googshopuk-21&amp;linkCode=df0&amp;hvadid=430901796433&amp;hvpos=&amp;hvnetw=g&amp;hvrand=17137190953389139791&amp;hvpone=&amp;hvptwo=&amp;hvqmt=&amp;hvdev=c&amp;hvdvcmdl=&amp;hvlocint=&amp;hvlocphy=9046134&amp;hvtargid=pla-782113223239&amp;psc=1&amp;tag=&amp;ref=&amp;adgrpid=102794384529&amp;hvpone=&amp;hvptwo=&amp;hvadid=430901796433&amp;hvpos=&amp;hvnetw=g&amp;hvrand=17137190953389139791&amp;hvqmt=&amp;hvdev=c&amp;hvdvcmdl=&amp;hvlocint=&amp;hvlocphy=9046134&amp;hvtargid=pla-782113223239</text:a></text:p>
          </table:table-cell>
          <table:table-cell office:value-type="float" office:value="6.79" calcext:value-type="float">
            <text:p>6.79</text:p>
          </table:table-cell>
          <table:table-cell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s://reprapworld.co.uk/products/mechanical/pulleys/gt2_pulley_60_teeth_6_mm_belt_8_mm_id/?f=gs&amp;f=gs&amp;mkwid=sa5atnY07_dc%7Cpcrid%7C373088259283%7Cpkw%7C%7Cpmt%7C%7Cslid%7C%7Cprid%7C1936&amp;pgrid=77962632193&amp;ptaid=pla-295500012470&amp;gclid=Cj0KCQjw7ZL6BRCmARIsAH6XFDJ3QZH0eaX7I0AU6NWE6FDufrXCYID_yPFJ8qMwy8_sRxTsemmMIN0aAjIIEALw_wcB" xlink:type="simple">https://reprapworld.co.uk/products/mechanical/pulleys/gt2_pulley_60_teeth_6_mm_belt_8_mm_id/?f=gs&amp;f=gs&amp;mkwid=sa5atnY07_dc|pcrid|373088259283|pkw||pmt||slid||prid|1936&amp;pgrid=77962632193&amp;ptaid=pla-295500012470&amp;gclid=Cj0KCQjw7ZL6BRCmARIsAH6XFDJ3QZH0eaX7I0AU6NWE6FDufrXCYID_yPFJ8qMwy8_sRxTsemmMIN0aAjIIEALw_wcB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<text:a xlink:href="https://reprapworld.co.uk/products/mechanical/timing_belts/gt2x6mm_timing_belt_696mm_closed/" xlink:type="simple">https://reprapworld.co.uk/products/mechanical/timing_belts/gt2x6mm_timing_belt_696mm_closed/</text:a>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table:style-name="ce2" office:value-type="string" calcext:value-type="string">
            <text:p><text:a xlink:href="https://reprapworld.co.uk/products/mechanical/linear_motion/tr8x8_leadscrew_nut_8mm/" xlink:type="simple">https://reprapworld.co.uk/products/mechanical/linear_motion/tr8x8_leadscrew_nut_8mm/</text:a>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table:style-name="ce2" office:value-type="string" calcext:value-type="string">
            <text:p><text:a xlink:href="https://reprapworld.co.uk/products/mechanical/linear_motion/lead_screw_tr8x8_8_mm_8_mm_per_rev_30_cm/" xlink:type="simple">https://reprapworld.co.uk/products/mechanical/linear_motion/lead_screw_tr8x8_8_mm_8_mm_per_rev_30_cm/</text:a>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<text:a xlink:href="https://reprapworld.co.uk/products/mechanical/bearings/shielded_ball_bearing_608zz/" xlink:type="simple">https://reprapworld.co.uk/products/mechanical/bearings/shielded_ball_bearing_608zz/</text:a>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formula="of:=[.C12]*[.D12]" office:value-type="float" office:value="2.4" calcext:value-type="float">
            <text:p>2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7:.E12])" office:value-type="float" office:value="37.2" calcext:value-type="float">
            <text:p>3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5:30:41.450438358</meta:creation-date>
    <dc:date>2020-08-25T15:40:53.417160473</dc:date>
    <meta:editing-duration>PT1S</meta:editing-duration>
    <meta:editing-cycles>1</meta:editing-cycles>
    <meta:document-statistic meta:table-count="1" meta:cell-count="30" meta:object-count="0"/>
    <meta:generator>LibreOffice/6.4.4.2$Linux_X86_64 LibreOffice_project/40$Build-2</meta:generator>
  </office:meta>
</office:document-meta>
</file>